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2.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5cm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654cm" fo:min-width="2.404cm"/>
    </style:style>
    <style:style style:name="gr5" style:family="graphic" style:parent-style-name="standard">
      <style:graphic-properties draw:stroke="dash" draw:stroke-dash="Dashed_20__28_var_29_" svg:stroke-width="0.081cm" svg:stroke-color="#000000" draw:marker-start-width="0.322cm" draw:marker-end-width="0.322cm" draw:fill="none" draw:fill-color="#ffffff" draw:textarea-horizontal-align="justify" draw:textarea-vertical-align="middle" draw:auto-grow-height="false" fo:min-height="11.568cm" fo:min-width="8.418cm" fo:padding-top="0.166cm" fo:padding-bottom="0.166cm" fo:padding-left="0.291cm" fo:padding-right="0.2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671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04cm" fo:min-width="0.391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2.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2.6cm"/>
    </style:style>
    <style:style style:name="gr10" style:family="graphic" style:parent-style-name="standard">
      <style:graphic-properties svg:stroke-color="#000000" draw:textarea-vertical-align="middle"/>
    </style:style>
    <style:style style:name="gr11" style:family="graphic" style:parent-style-name="standard">
      <style:graphic-properties draw:stroke="dash" draw:stroke-dash="Dashed_20__28_var_29_" svg:stroke-width="0.081cm" svg:stroke-color="#000000" draw:marker-start-width="0.322cm" draw:marker-end-width="0.322cm" draw:fill="none" draw:fill-color="#ffffff" draw:textarea-horizontal-align="justify" draw:textarea-vertical-align="middle" draw:auto-grow-height="false" fo:min-height="7.668cm" fo:min-width="4.418cm" fo:padding-top="0.166cm" fo:padding-bottom="0.166cm" fo:padding-left="0.291cm" fo:padding-right="0.291cm"/>
    </style:style>
    <style:style style:name="gr12" style:family="graphic" style:parent-style-name="standard">
      <style:graphic-properties draw:stroke="dash" draw:stroke-dash="Dashed_20__28_var_29_" svg:stroke-width="0.081cm" svg:stroke-color="#000000" draw:marker-start-width="0.322cm" draw:marker-end-width="0.322cm" draw:fill="none" draw:fill-color="#ffffff" draw:textarea-horizontal-align="justify" draw:textarea-vertical-align="middle" draw:auto-grow-height="false" fo:min-height="3.668cm" fo:min-width="4.418cm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3cm" svg:height="2.1cm" svg:x="8.5cm" svg:y="4cm">
          <text:p text:style-name="P1">y1 &lt;=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2cm" svg:height="2cm" svg:x="9cm" svg:y="7cm">
          <text:p text:style-name="P1">a=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10cm" svg:y1="6.1cm" svg:x2="10cm" svg:y2="7cm" draw:start-shape="id1" draw:start-glue-point="6" draw:end-shape="id2" draw:end-glue-point="4" svg:d="M10000 6100v900" svg:viewBox="0 0 1 901">
          <text:p/>
        </draw:connector>
        <draw:custom-shape draw:style-name="gr2" draw:text-style-name="P2" xml:id="id3" draw:id="id3" draw:layer="layout" svg:width="2cm" svg:height="2cm" svg:x="9cm" svg:y="11.001cm">
          <text:p text:style-name="P1">b=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4" draw:id="id4" draw:layer="layout" svg:width="3cm" svg:height="1cm" svg:x="11cm" svg:y="13.1cm">
          <text:p text:style-name="P1">y0&lt;=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11cm" svg:y1="12.001cm" svg:x2="12.5cm" svg:y2="13.1cm" draw:start-shape="id3" draw:start-glue-point="7" draw:end-shape="id4" svg:d="M11000 12001h1500v1099" svg:viewBox="0 0 1501 1100">
          <text:p/>
        </draw:connector>
        <draw:custom-shape draw:style-name="gr5" draw:text-style-name="P3" draw:layer="layout" svg:width="9cm" svg:height="11.9cm" svg:x="5.5cm" svg:y="3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171cm" svg:height="0.954cm" svg:x="8.615cm" svg:y="3.1cm">
          <draw:text-box>
            <text:p>s0</text:p>
          </draw:text-box>
        </draw:frame>
        <draw:connector draw:style-name="gr3" draw:text-style-name="P2" draw:layer="layout" draw:line-skew="-3.999cm -1.499cm" svg:x1="9cm" svg:y1="8cm" svg:x2="10cm" svg:y2="4cm" draw:start-shape="id2" draw:start-glue-point="5" draw:end-shape="id1" draw:end-glue-point="4" svg:d="M9000 8000h-5000v-6000h6000v2000" svg:viewBox="0 0 6001 6001">
          <text:p/>
        </draw:connector>
        <draw:frame draw:style-name="gr7" draw:text-style-name="P5" draw:layer="layout" svg:width="0.891cm" svg:height="0.954cm" svg:x="11.301cm" svg:y="11.5cm">
          <draw:text-box>
            <text:p>T</text:p>
          </draw:text-box>
        </draw:frame>
        <draw:connector draw:style-name="gr3" draw:text-style-name="P2" draw:layer="layout" svg:x1="10cm" svg:y1="9cm" svg:x2="10cm" svg:y2="11.001cm" draw:start-shape="id2" draw:start-glue-point="6" draw:end-shape="id3" draw:end-glue-point="4" svg:d="M10000 9000v2001" svg:viewBox="0 0 1 2002">
          <text:p/>
        </draw:connector>
        <draw:frame draw:style-name="gr7" draw:text-style-name="P5" draw:layer="layout" svg:width="0.891cm" svg:height="0.954cm" svg:x="9.6cm" svg:y="9.346cm">
          <draw:text-box>
            <text:p>T</text:p>
          </draw:text-box>
        </draw:frame>
        <draw:frame draw:style-name="gr7" draw:text-style-name="P5" draw:layer="layout" svg:width="0.891cm" svg:height="0.954cm" svg:x="7.85cm" svg:y="7.5cm">
          <draw:text-box>
            <text:p>F</text:p>
          </draw:text-box>
        </draw:frame>
        <draw:custom-shape draw:style-name="gr8" draw:text-style-name="P2" xml:id="id6" draw:id="id6" draw:layer="layout" svg:width="3cm" svg:height="2cm" svg:x="13cm" svg:y="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5" draw:id="id5" draw:layer="layout" svg:width="3.1cm" svg:height="2cm" svg:x="6cm" svg:y="18cm">
          <text:p text:style-name="P1">y1&lt;=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9cm" svg:y1="12.001cm" svg:x2="7.55cm" svg:y2="18cm" draw:start-shape="id3" draw:start-glue-point="5" draw:end-shape="id5" draw:end-glue-point="4" svg:d="M9000 12001h-1450v5999" svg:viewBox="0 0 1451 6000">
          <text:p/>
        </draw:connector>
        <draw:connector draw:style-name="gr3" draw:text-style-name="P2" draw:layer="layout" svg:x1="12.5cm" svg:y1="14.1cm" svg:x2="14.5cm" svg:y2="18cm" draw:start-shape="id4" draw:start-glue-point="2" draw:end-shape="id6" draw:end-glue-point="4" svg:d="M12500 14100v1951h2000v1949" svg:viewBox="0 0 2001 3901">
          <text:p/>
        </draw:connector>
        <draw:frame draw:style-name="gr7" draw:text-style-name="P5" draw:layer="layout" svg:width="0.891cm" svg:height="0.954cm" svg:x="7.85cm" svg:y="11.5cm">
          <draw:text-box>
            <text:p>F</text:p>
          </draw:text-box>
        </draw:frame>
        <draw:custom-shape draw:style-name="gr2" draw:text-style-name="P2" xml:id="id7" draw:id="id7" draw:layer="layout" svg:width="2cm" svg:height="2cm" svg:x="6.55cm" svg:y="21cm">
          <text:p text:style-name="P1">a=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7.55cm" svg:y1="20cm" svg:x2="7.55cm" svg:y2="21cm" draw:start-shape="id5" draw:start-glue-point="6" draw:end-shape="id7" draw:end-glue-point="4" svg:d="M7550 20000v1000" svg:viewBox="0 0 1 1001">
          <text:p/>
        </draw:connector>
        <draw:connector draw:style-name="gr3" draw:text-style-name="P2" draw:layer="layout" draw:line-skew="-1.028cm" svg:x1="6.55cm" svg:y1="22cm" svg:x2="4.006cm" svg:y2="8.03cm" draw:start-shape="id7" draw:start-glue-point="5" svg:d="M6550 22000h-2550v-13970h6" svg:viewBox="0 0 2551 13971">
          <text:p/>
        </draw:connector>
        <draw:frame draw:style-name="gr6" draw:text-style-name="P4" draw:layer="layout" svg:width="1.171cm" svg:height="0.954cm" svg:x="6.065cm" svg:y="17cm">
          <draw:text-box>
            <text:p>s1</text:p>
          </draw:text-box>
        </draw:frame>
        <draw:frame draw:style-name="gr6" draw:text-style-name="P4" draw:layer="layout" svg:width="1.171cm" svg:height="0.954cm" svg:x="13cm" svg:y="17cm">
          <draw:text-box>
            <text:p>s2</text:p>
          </draw:text-box>
        </draw:frame>
        <draw:frame draw:style-name="gr7" draw:text-style-name="P5" draw:layer="layout" svg:width="0.891cm" svg:height="0.954cm" svg:x="5.4cm" svg:y="21.5cm">
          <draw:text-box>
            <text:p>T</text:p>
          </draw:text-box>
        </draw:frame>
        <draw:connector draw:style-name="gr3" draw:text-style-name="P2" draw:layer="layout" draw:line-skew="2.498cm 1.948cm" svg:x1="7.55cm" svg:y1="23cm" svg:x2="7.559cm" svg:y2="16.005cm" draw:start-shape="id7" draw:start-glue-point="6" svg:d="M7550 23000v3000h3450v-9995h-3441" svg:viewBox="0 0 3451 9996">
          <text:p/>
        </draw:connector>
        <draw:frame draw:style-name="gr7" draw:text-style-name="P5" draw:layer="layout" svg:width="0.891cm" svg:height="0.954cm" svg:x="7.105cm" svg:y="23.3cm">
          <draw:text-box>
            <text:p>F</text:p>
          </draw:text-box>
        </draw:frame>
        <draw:connector draw:style-name="gr3" draw:text-style-name="P6" xml:id="id8" draw:id="id8" draw:layer="layout" svg:x1="15.988cm" svg:y1="2.02cm" svg:x2="10.016cm" svg:y2="2.02cm" svg:d="M15988 2020h-5972" svg:viewBox="0 0 5973 1">
          <text:p/>
        </draw:connector>
        <draw:connector draw:style-name="gr10" draw:text-style-name="P7" draw:layer="layout" draw:line-skew="1.498cm 1.498cm" svg:x1="14.5cm" svg:y1="20cm" svg:x2="15.988cm" svg:y2="2.02cm" draw:start-shape="id6" draw:start-glue-point="6" draw:end-shape="id8" draw:end-glue-point="2" svg:d="M14500 20000v2000h3500v-19980h-2012" svg:viewBox="0 0 3501 19981">
          <text:p/>
        </draw:connector>
        <draw:custom-shape draw:style-name="gr11" draw:text-style-name="P3" draw:layer="layout" svg:width="5cm" svg:height="8cm" svg:x="5cm" svg:y="1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cm" svg:height="4cm" svg:x="12cm" svg:y="1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1:07:39.655000000</meta:creation-date>
    <dc:date>2017-07-10T10:52:37.338000000</dc:date>
    <meta:editing-duration>PT29M34S</meta:editing-duration>
    <meta:editing-cycles>6</meta:editing-cycles>
    <meta:generator>LibreOffice/5.3.3.2$Windows_x86 LibreOffice_project/3d9a8b4b4e538a85e0782bd6c2d430bafe583448</meta:generator>
    <meta:document-statistic meta:object-count="30"/>
  </office:meta>
</office:document-meta>
</file>